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2bde"/>
    </style:style>
    <style:style style:name="P2" style:family="paragraph" style:parent-style-name="Standard">
      <style:paragraph-properties fo:margin-left="-1cm" fo:margin-right="0cm" fo:margin-top="0cm" fo:margin-bottom="0cm" style:contextual-spacing="false" fo:text-indent="0cm" style:auto-text-indent="false"/>
      <style:text-properties style:font-name="Times New Roman" fo:font-size="14pt" fo:language="en" fo:country="US" fo:font-weight="bold" officeooo:paragraph-rsid="00052bde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margin-left="-1cm" fo:margin-right="0cm" fo:margin-top="0cm" fo:margin-bottom="0cm" style:contextual-spacing="false" fo:text-indent="0cm" style:auto-text-indent="false"/>
      <style:text-properties style:font-name="Times New Roman" fo:font-size="14pt" fo:language="en" fo:country="US" fo:font-weight="normal" officeooo:paragraph-rsid="00052bde" style:font-size-asian="14pt" style:font-weight-asian="normal" style:font-name-complex="Times New Roman" style:font-size-complex="14pt" style:font-weight-complex="normal"/>
    </style:style>
    <style:style style:name="P4" style:family="paragraph" style:parent-style-name="Standard">
      <style:paragraph-properties fo:margin-left="-1cm" fo:margin-right="0cm" fo:margin-top="0cm" fo:margin-bottom="0cm" style:contextual-spacing="false" fo:text-indent="0cm" style:auto-text-indent="false"/>
      <style:text-properties style:font-name="Times New Roman" fo:font-size="14pt" fo:language="en" fo:country="US" fo:font-weight="normal" officeooo:rsid="000831cc" officeooo:paragraph-rsid="000831cc" style:font-size-asian="14pt" style:font-weight-asian="normal" style:font-name-complex="Times New Roman" style:font-size-complex="14pt" style:font-weight-complex="normal"/>
    </style:style>
    <style:style style:name="P5" style:family="paragraph" style:parent-style-name="Standard">
      <style:paragraph-properties fo:margin-left="-1cm" fo:margin-right="0cm" fo:margin-top="0cm" fo:margin-bottom="0cm" style:contextual-spacing="false" fo:text-indent="0cm" style:auto-text-indent="false"/>
      <style:text-properties style:font-name="Courier New" fo:font-size="12pt" fo:language="en" fo:country="US" fo:font-weight="normal" officeooo:rsid="000831cc" officeooo:paragraph-rsid="000831cc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>
      <style:paragraph-properties fo:margin-left="-1cm" fo:margin-right="0cm" fo:margin-top="0cm" fo:margin-bottom="0cm" style:contextual-spacing="false" fo:text-indent="0cm" style:auto-text-indent="false"/>
      <style:text-properties style:font-name="Times New Roman" fo:font-size="14pt" fo:language="en" fo:country="US" fo:font-weight="normal" officeooo:rsid="000831cc" officeooo:paragraph-rsid="000831cc" style:font-size-asian="12.25pt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en" fo:country="US" officeooo:paragraph-rsid="00052bde" style:font-name-asian="Times New Roman" style:font-size-asian="14pt" style:language-asian="ru" style:country-asian="RU" style:font-name-complex="Times New Roman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paragraph-rsid="00052bde" style:font-name-asian="Times New Roman" style:font-size-asian="12pt" style:language-asian="ru" style:country-asian="RU" style:font-name-complex="Times New Roman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2pt" fo:language="en" fo:country="US" officeooo:paragraph-rsid="00052bde" style:font-name-asian="Times New Roman" style:font-size-asian="12pt" style:language-asian="ru" style:country-asian="RU" style:font-name-complex="Times New Roman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20pt" fo:language="en" fo:country="US" fo:font-weight="bold" officeooo:paragraph-rsid="00052bde" style:font-name-asian="Times New Roman" style:font-size-asian="20pt" style:language-asian="ru" style:country-asian="RU" style:font-weight-asian="bold" style:font-name-complex="Times New Roman" style:font-size-complex="20pt"/>
    </style:style>
    <style:style style:name="P11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Times New Roman" fo:font-size="14pt" fo:language="en" fo:country="US" officeooo:paragraph-rsid="00052bde" style:font-name-asian="Times New Roman" style:font-size-asian="14pt" style:language-asian="ru" style:country-asian="RU" style:font-name-complex="Times New Roman" style:font-size-complex="14pt"/>
    </style:style>
    <style:style style:name="P12" style:family="paragraph" style:parent-style-name="Standard">
      <style:paragraph-properties fo:margin-left="0.635cm" fo:margin-right="0cm" fo:margin-top="0cm" fo:margin-bottom="0cm" style:contextual-spacing="false" fo:line-height="100%" fo:text-indent="0cm" style:auto-text-indent="false">
        <style:tab-stops>
          <style:tab-stop style:position="6.985cm"/>
        </style:tab-stops>
      </style:paragraph-properties>
      <style:text-properties officeooo:paragraph-rsid="00052bde"/>
    </style:style>
    <style:style style:name="P13" style:family="paragraph" style:parent-style-name="Standard">
      <style:paragraph-properties fo:margin-left="0.635cm" fo:margin-right="0cm" fo:margin-top="0cm" fo:margin-bottom="0cm" style:contextual-spacing="false" fo:line-height="100%" fo:text-indent="0cm" style:auto-text-indent="false">
        <style:tab-stops>
          <style:tab-stop style:position="6.985cm"/>
        </style:tab-stops>
      </style:paragraph-properties>
      <style:text-properties style:font-name="Times New Roman" fo:font-size="12pt" fo:language="en" fo:country="US" officeooo:paragraph-rsid="00052bde" style:font-name-asian="Times New Roman" style:font-size-asian="12pt" style:language-asian="ru" style:country-asian="RU" style:font-name-complex="Times New Roman" style:font-size-complex="12pt"/>
    </style:style>
    <style:style style:name="T1" style:family="text">
      <style:text-properties style:font-name="Times New Roman" fo:font-size="12pt" fo:language="en" fo:country="US" style:font-name-asian="Times New Roman" style:font-size-asian="12pt" style:language-asian="ru" style:country-asian="RU" style:font-name-complex="Times New Roman" style:font-size-complex="12pt"/>
    </style:style>
    <style:style style:name="T2" style:family="text">
      <style:text-properties style:font-name="Times New Roman" fo:font-size="12pt" fo:language="ro" fo:country="MD" style:font-name-asian="Times New Roman" style:font-size-asian="12pt" style:language-asian="ru" style:country-asian="RU" style:font-name-complex="Times New Roman" style:font-size-complex="12pt"/>
    </style:style>
    <style:style style:name="T3" style:family="text">
      <style:text-properties officeooo:rsid="00052b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inisterul Educaţiei</text:p>
      <text:p text:style-name="P7">al Republicii Moldova</text:p>
      <text:p text:style-name="P7"/>
      <text:p text:style-name="P7">Universitatea Tehnică a Moldovei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RAPORT</text:p>
      <text:p text:style-name="P7">despre lucrarea de laborator Nr. 1</text:p>
      <text:p text:style-name="P7">la <text:span text:style-name="T3">Programare Orientata pe Obiecte</text:span></text:p>
      <text:p text:style-name="P8"/>
      <text:p text:style-name="P8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 text:c="70"/></text:p>
      <text:p text:style-name="P12"><text:span text:style-name="T1">A îndeplinit: <text:s text:c="73"/></text:span><text:span text:style-name="T2">Magdei Octavian</text:span><text:span text:style-name="T1"> <text:s text:c="39"/><text:tab/> <text:s text:c="67"/></text:span></text:p>
      <text:p text:style-name="P13"/>
      <text:p text:style-name="P13"/>
      <text:p text:style-name="P13">A verificat: <text:s text:c="77"/><text:span text:style-name="T3">Mititelu Vitalie</text:span> <text:s text:c="25"/><text:tab/><text:tab/><text:tab/><text:tab/><text:tab/><text:tab/><text:tab/> <text:s text:c="6"/><text:tab/> <text:s text:c="67"/></text:p>
      <text:p text:style-name="P8"/>
      <text:p text:style-name="P8"/>
      <text:p text:style-name="P8"/>
      <text:p text:style-name="P8"/>
      <text:p text:style-name="P1"><text:span text:style-name="T1">Chişinău – 2020</text:span></text:p>
      <text:p text:style-name="P2"/>
      <text:p text:style-name="P3"><text:soft-page-break/>Varianta 1 а) Să se creeze; utilizînd structura, tipul abstract de date pentru reprezentarea numerelor complexe. Să se definească funcţiile de setare/citire a părţii reale şi imaginare a unui număr complex; de adunare, scădere, înmulţire, împărţire şi de comparaţie( mai mic, mai mare, etc.) a două numere complexe. Să se definească funcţia ce calculează şi returnează modulul unui număr complex. b) Să se creeze tipul abstract de date (structura) – vector, care se compune dintr-un pointer spre int şi din numărul de elemente. Să se definească funcţiile de iniţializare, de eliminare a unui vector; de setare/ modificare a dimensiunii vectorului; de acces la elementele vectorului; de calcul a modulului unui vector. În funcţia main să se realizeze adunarea a doi vectori. </text:p>
      <text:p text:style-name="P3"/>
      <text:p text:style-name="P3"/>
      <text:p text:style-name="P4">Programul 1:</text:p>
      <text:p text:style-name="P4"/>
      <text:p text:style-name="P5">#include &lt;iostream&gt;</text:p>
      <text:p text:style-name="P5">#include &lt;cmath&gt;</text:p>
      <text:p text:style-name="P5"/>
      <text:p text:style-name="P5">using namespace std;</text:p>
      <text:p text:style-name="P5"/>
      <text:p text:style-name="P5">class complex_number{</text:p>
      <text:p text:style-name="P5"/>
      <text:p text:style-name="P5"><text:tab/>public:</text:p>
      <text:p text:style-name="P5"><text:tab/><text:tab/>int real, imag;</text:p>
      <text:p text:style-name="P5">};</text:p>
      <text:p text:style-name="P5"/>
      <text:p text:style-name="P5">int main(void){</text:p>
      <text:p text:style-name="P5"/>
      <text:p text:style-name="P5"><text:tab/>complex_number num1, num2, sum, reduct, mult, divid, comp;</text:p>
      <text:p text:style-name="P5"/>
      <text:p text:style-name="P5"><text:tab/>int modul1, modul2;</text:p>
      <text:p text:style-name="P5"/>
      <text:p text:style-name="P5"><text:tab/>cout &lt;&lt; "Introdu partea reala si imaginara a primului numar: " &lt;&lt; endl;</text:p>
      <text:p text:style-name="P5"><text:tab/>cin &gt;&gt; num1.real &gt;&gt; num1.imag;</text:p>
      <text:p text:style-name="P5"/>
      <text:p text:style-name="P5"><text:tab/>cout &lt;&lt; "Introdu partea reala si imaginara pentru numarul 2: " &lt;&lt; endl;</text:p>
      <text:p text:style-name="P5"><text:tab/>cin &gt;&gt; num2.real &gt;&gt; num2.imag;</text:p>
      <text:p text:style-name="P5"/>
      <text:p text:style-name="P5"><text:tab/>sum.real = num1.real + num2.real;</text:p>
      <text:p text:style-name="P5"><text:tab/>sum.imag = num1.imag + num2.imag;</text:p>
      <text:p text:style-name="P5"/>
      <text:p text:style-name="P5"><text:tab/>reduct.real = num1.real - num2.real;</text:p>
      <text:p text:style-name="P5"><text:tab/>reduct.imag = num1.imag - num2.imag;</text:p>
      <text:p text:style-name="P5"/>
      <text:p text:style-name="P5"><text:tab/>mult.real = (num1.real * num2.real - num1.imag * num2.imag);</text:p>
      <text:p text:style-name="P5"><text:tab/>mult.imag = (num1.real * num2.imag + num1.imag * num2.real);</text:p>
      <text:p text:style-name="P5"/>
      <text:p text:style-name="P5"><text:tab/>divid.real = (((num1.real) * (num2.real)) + ((num1.imag) * (num2.imag)))/(pow(num2.real, 2) + pow(num2.imag, 2));</text:p>
      <text:p text:style-name="P5"><text:soft-page-break/><text:tab/>divid.imag = (((num2.real) * (num1.imag)) - ((num1.real) * (num2.imag)))/(pow(num2.real, 2) + pow(num2.imag, 2));</text:p>
      <text:p text:style-name="P5"/>
      <text:p text:style-name="P5"><text:tab/>modul1 = sqrt(pow(num1.real,2 ) + pow(num1.imag, 2));</text:p>
      <text:p text:style-name="P5"><text:tab/>modul2 = sqrt(pow(num2.real,2 ) + pow(num2.imag, 2));</text:p>
      <text:p text:style-name="P5"/>
      <text:p text:style-name="P5"><text:tab/>if(sum.imag &gt;= 0)</text:p>
      <text:p text:style-name="P5"><text:tab/><text:tab/>cout &lt;&lt; "Suma numerelor = " &lt;&lt; sum.real &lt;&lt; " + " &lt;&lt; sum.imag &lt;&lt; "i" &lt;&lt; endl;</text:p>
      <text:p text:style-name="P5"><text:tab/>else</text:p>
      <text:p text:style-name="P5"><text:tab/><text:tab/>cout &lt;&lt; "Suma numerelor = " &lt;&lt; sum.real &lt;&lt; " - " &lt;&lt; sum.imag &lt;&lt; "i" &lt;&lt; endl;</text:p>
      <text:p text:style-name="P5"><text:tab/>if(reduct.imag &lt;= 0)</text:p>
      <text:p text:style-name="P5"><text:tab/><text:tab/>cout &lt;&lt; "Scaderea numerelor = " &lt;&lt; reduct.real &lt;&lt; reduct.imag &lt;&lt; "i" &lt;&lt; endl;</text:p>
      <text:p text:style-name="P5"><text:tab/>else</text:p>
      <text:p text:style-name="P5"><text:tab/><text:tab/>cout &lt;&lt; "Scaderea numerelor = " &lt;&lt; reduct.real &lt;&lt; " - " &lt;&lt; reduct.imag &lt;&lt; "i" &lt;&lt; endl;</text:p>
      <text:p text:style-name="P5"><text:tab/>if(mult.imag &gt;= 0)</text:p>
      <text:p text:style-name="P5"><text:tab/><text:tab/>cout &lt;&lt; "Inmultirea numerelor = " &lt;&lt; mult.real &lt;&lt; " + " &lt;&lt; mult.imag &lt;&lt; "i" &lt;&lt; endl;</text:p>
      <text:p text:style-name="P5"><text:tab/>else</text:p>
      <text:p text:style-name="P5"><text:tab/><text:tab/>cout &lt;&lt; "Inmultirea numerelor = " &lt;&lt; mult.real &lt;&lt; " - " &lt;&lt; mult.imag &lt;&lt; "i" &lt;&lt; endl;</text:p>
      <text:p text:style-name="P5"><text:tab/>if(divid.imag &gt;= 0)</text:p>
      <text:p text:style-name="P5"><text:tab/><text:tab/>cout &lt;&lt; "Impartirea numerelor = " &lt;&lt; divid.real &lt;&lt; " + " &lt;&lt; divid.imag &lt;&lt; "i" &lt;&lt; endl;</text:p>
      <text:p text:style-name="P5"><text:tab/>else</text:p>
      <text:p text:style-name="P5"><text:tab/><text:tab/>cout &lt;&lt; "Impartirea numerelor = " &lt;&lt; divid.real &lt;&lt; " - " &lt;&lt; divid.imag &lt;&lt; "i" &lt;&lt; endl;</text:p>
      <text:p text:style-name="P5"/>
      <text:p text:style-name="P5"><text:tab/>cout &lt;&lt; "Modulul numarului 1 = " &lt;&lt; modul1 &lt;&lt; endl;</text:p>
      <text:p text:style-name="P5"><text:tab/>cout &lt;&lt; "Modulul numarului 2 = " &lt;&lt; modul2 &lt;&lt; endl;</text:p>
      <text:p text:style-name="P5"/>
      <text:p text:style-name="P5"><text:tab/>return 0;</text:p>
      <text:p text:style-name="P5">}</text:p>
      <text:p text:style-name="P5"/>
      <text:p text:style-name="P6">Programul 2:</text:p>
      <text:p text:style-name="P6"/>
      <text:p text:style-name="P5">#include &lt;iostream&gt;</text:p>
      <text:p text:style-name="P5">#include &lt;cstdlib&gt;</text:p>
      <text:p text:style-name="P5"/>
      <text:p text:style-name="P5">using namespace std;</text:p>
      <text:p text:style-name="P5"/>
      <text:p text:style-name="P5">class MyVector{</text:p>
      <text:p text:style-name="P5"><text:tab/>public:</text:p>
      <text:p text:style-name="P5"><text:tab/><text:tab/>MyVector();</text:p>
      <text:p text:style-name="P5"><text:tab/><text:tab/>MyVector(int *arr, unsigned int arrLen);</text:p>
      <text:p text:style-name="P5"><text:tab/><text:tab/>~MyVector();</text:p>
      <text:p text:style-name="P5"/>
      <text:p text:style-name="P5"><text:tab/><text:tab/>void afisare();</text:p>
      <text:p text:style-name="P5"><text:soft-page-break/><text:tab/><text:tab/>void dimensiune(unsigned a);</text:p>
      <text:p text:style-name="P5"><text:tab/><text:tab/>void modificare(unsigned a, int b);</text:p>
      <text:p text:style-name="P5"><text:tab/><text:tab/>void suma();</text:p>
      <text:p text:style-name="P5"><text:tab/><text:tab/>void modul();</text:p>
      <text:p text:style-name="P5"/>
      <text:p text:style-name="P5"><text:tab/>private:</text:p>
      <text:p text:style-name="P5"><text:tab/><text:tab/>int *array;</text:p>
      <text:p text:style-name="P5"><text:tab/><text:tab/>unsigned int len;</text:p>
      <text:p text:style-name="P5"><text:tab/><text:tab/>int temp;</text:p>
      <text:p text:style-name="P5">};</text:p>
      <text:p text:style-name="P5"/>
      <text:p text:style-name="P5">MyVector::MyVector(){</text:p>
      <text:p text:style-name="P5"><text:tab/>this -&gt; array = NULL;</text:p>
      <text:p text:style-name="P5"><text:tab/>this -&gt; len = 0;</text:p>
      <text:p text:style-name="P5">}</text:p>
      <text:p text:style-name="P5"/>
      <text:p text:style-name="P5">MyVector::MyVector(int arr[], unsigned int arrayLen){</text:p>
      <text:p text:style-name="P5"><text:tab/>this -&gt; array =(int*)malloc(arrayLen * sizeof(int));</text:p>
      <text:p text:style-name="P5"><text:tab/>for(unsigned int i = 0; i &lt; arrayLen; i++){</text:p>
      <text:p text:style-name="P5"><text:tab/><text:tab/>this -&gt; array[i] = arr[i];</text:p>
      <text:p text:style-name="P5"><text:tab/>}</text:p>
      <text:p text:style-name="P5"><text:tab/>this -&gt; len = arrayLen;</text:p>
      <text:p text:style-name="P5">}</text:p>
      <text:p text:style-name="P5"/>
      <text:p text:style-name="P5">MyVector::~MyVector(){</text:p>
      <text:p text:style-name="P5"><text:tab/>free(this -&gt; array);</text:p>
      <text:p text:style-name="P5"><text:tab/>cout &lt;&lt; "Vectorul a fost eliminat\n";</text:p>
      <text:p text:style-name="P5">}</text:p>
      <text:p text:style-name="P5"/>
      <text:p text:style-name="P5">void MyVector::afisare(){</text:p>
      <text:p text:style-name="P5"><text:tab/>cout &lt;&lt; "\n Vectorul: \n";</text:p>
      <text:p text:style-name="P5"><text:tab/>for(unsigned int i = 0; i &lt; this -&gt; len; i++){</text:p>
      <text:p text:style-name="P5"><text:tab/><text:tab/>cout &lt;&lt; this -&gt; array[i] &lt;&lt; " ";</text:p>
      <text:p text:style-name="P5"><text:tab/>}</text:p>
      <text:p text:style-name="P5"><text:tab/>cout &lt;&lt; "\n";</text:p>
      <text:p text:style-name="P5">}</text:p>
      <text:p text:style-name="P5"/>
      <text:p text:style-name="P5">void MyVector::dimensiune(unsigned a){</text:p>
      <text:p text:style-name="P5"><text:tab/>if(a &gt; 0){</text:p>
      <text:p text:style-name="P5"><text:tab/><text:tab/>this -&gt; array = (int*)realloc(this -&gt; array, a*sizeof(int));</text:p>
      <text:p text:style-name="P5"><text:tab/>}</text:p>
      <text:p text:style-name="P5"><text:tab/>else if(a == 0){</text:p>
      <text:p text:style-name="P5"><text:tab/><text:tab/>free(this -&gt; array);</text:p>
      <text:p text:style-name="P5"><text:tab/>}</text:p>
      <text:p text:style-name="P5"><text:tab/>this -&gt; len = a;</text:p>
      <text:p text:style-name="P5">}</text:p>
      <text:p text:style-name="P5"/>
      <text:p text:style-name="P5">void MyVector::modificare(unsigned a, int b){</text:p>
      <text:p text:style-name="P5"><text:tab/>this -&gt; array[a] = b;</text:p>
      <text:p text:style-name="P5"><text:tab/>cout &lt;&lt; "Elementul cu indexul " &lt;&lt; a &lt;&lt; "a fost modificat\n";</text:p>
      <text:p text:style-name="P5">}</text:p>
      <text:p text:style-name="P5"><text:soft-page-break/></text:p>
      <text:p text:style-name="P5">void MyVector::suma(){</text:p>
      <text:p text:style-name="P5"><text:tab/>int suma = 0;</text:p>
      <text:p text:style-name="P5"><text:tab/>for(unsigned i = 0; i &lt; this -&gt; len; i++){</text:p>
      <text:p text:style-name="P5"><text:tab/><text:tab/>if(this -&gt; array[i] &gt; 0){</text:p>
      <text:p text:style-name="P5"><text:tab/><text:tab/><text:tab/>suma += this -&gt; array[i];</text:p>
      <text:p text:style-name="P5"><text:tab/><text:tab/>}</text:p>
      <text:p text:style-name="P5"><text:tab/>}</text:p>
      <text:p text:style-name="P5"><text:tab/>cout &lt;&lt; "\nSuma numerelor = " &lt;&lt; suma &lt;&lt; "\n";</text:p>
      <text:p text:style-name="P5">}</text:p>
      <text:p text:style-name="P5"/>
      <text:p text:style-name="P5">int main(void){</text:p>
      <text:p text:style-name="P5"><text:tab/>bool isTrue = true;</text:p>
      <text:p text:style-name="P5"><text:tab/>unsigned int n, a;</text:p>
      <text:p text:style-name="P5"><text:tab/>int b;</text:p>
      <text:p text:style-name="P5"><text:tab/>cout &lt;&lt; "Introdu dimensiunea vectorului: ";</text:p>
      <text:p text:style-name="P5"><text:tab/>cin &gt;&gt; a;</text:p>
      <text:p text:style-name="P5"><text:tab/>int temp[a];</text:p>
      <text:p text:style-name="P5"><text:tab/>cout &lt;&lt; "Introdu elementele vectorului: \n";</text:p>
      <text:p text:style-name="P5"><text:tab/>for(unsigned int i = 0; i &lt; a; i++){</text:p>
      <text:p text:style-name="P5"><text:tab/><text:tab/>cout &lt;&lt; ": ";</text:p>
      <text:p text:style-name="P5"><text:tab/><text:tab/>cin &gt;&gt; temp[i];</text:p>
      <text:p text:style-name="P5"><text:tab/>}</text:p>
      <text:p text:style-name="P5"><text:tab/>MyVector obiect(temp, a);</text:p>
      <text:p text:style-name="P5"><text:tab/>while(isTrue){</text:p>
      <text:p text:style-name="P5"><text:tab/><text:tab/>cout &lt;&lt; "\nIntrodu operatia: \n";</text:p>
      <text:p text:style-name="P5"><text:tab/><text:tab/>cout &lt;&lt; "1.Afisarea\n";</text:p>
      <text:p text:style-name="P5"><text:tab/><text:tab/>cout &lt;&lt; "2.Modificarea dimensiunii\n";</text:p>
      <text:p text:style-name="P5"><text:tab/><text:tab/>cout &lt;&lt; "3.Suma\n";</text:p>
      <text:p text:style-name="P5"><text:tab/><text:tab/>cout &lt;&lt; "4.Eliminarea vectorului\n";</text:p>
      <text:p text:style-name="P5"><text:tab/><text:tab/>cout &lt;&lt; ": ";</text:p>
      <text:p text:style-name="P5"><text:tab/><text:tab/>cin &gt;&gt; n;</text:p>
      <text:p text:style-name="P5"><text:tab/><text:tab/>switch(n){</text:p>
      <text:p text:style-name="P5"><text:tab/><text:tab/><text:tab/>case 1:</text:p>
      <text:p text:style-name="P5"><text:tab/><text:tab/><text:tab/>obiect.afisare();</text:p>
      <text:p text:style-name="P5"><text:tab/><text:tab/><text:tab/>break;</text:p>
      <text:p text:style-name="P5"><text:tab/><text:tab/><text:tab/>case 2:</text:p>
      <text:p text:style-name="P5"><text:tab/><text:tab/><text:tab/>cout &lt;&lt; "Introdu dimensiunea:\n";</text:p>
      <text:p text:style-name="P5"><text:tab/><text:tab/><text:tab/>cin &gt;&gt; a;</text:p>
      <text:p text:style-name="P5"><text:tab/><text:tab/><text:tab/>obiect.dimensiune(a);</text:p>
      <text:p text:style-name="P5"><text:tab/><text:tab/><text:tab/>break;</text:p>
      <text:p text:style-name="P5"><text:tab/><text:tab/><text:tab/>case 4:</text:p>
      <text:p text:style-name="P5"><text:tab/><text:tab/><text:tab/>isTrue = false;</text:p>
      <text:p text:style-name="P5"><text:tab/><text:tab/><text:tab/>break;</text:p>
      <text:p text:style-name="P5"><text:tab/><text:tab/><text:tab/>default:</text:p>
      <text:p text:style-name="P5"><text:tab/><text:tab/><text:tab/>cout &lt;&lt; "\nIntrodu 1-4\n";</text:p>
      <text:p text:style-name="P5"><text:tab/><text:tab/><text:tab/>break;</text:p>
      <text:p text:style-name="P5"><text:tab/><text:tab/>}</text:p>
      <text:p text:style-name="P5"><text:tab/>}</text:p>
      <text:p text:style-name="P5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1-23T22:41:06.628000000</dc:date>
    <meta:editing-duration>PT4M48S</meta:editing-duration>
    <meta:editing-cycles>5</meta:editing-cycles>
    <meta:document-statistic meta:table-count="0" meta:image-count="0" meta:object-count="0" meta:page-count="5" meta:paragraph-count="158" meta:word-count="801" meta:character-count="5350" meta:non-whitespace-character-count="4081"/>
  </office:meta>
</office:document-meta>
</file>